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Preformatted_20_Text">
      <style:text-properties fo:color="#000000" loext:opacity="100%" style:font-name="Liberation Mono" fo:font-size="10.5pt" fo:font-weight="normal" officeooo:rsid="003a6e8b" officeooo:paragraph-rsid="003a6e8b" style:font-size-asian="10.5pt" style:font-weight-asian="normal" style:font-size-complex="10.5pt" style:font-weight-complex="normal"/>
    </style:style>
    <style:style style:name="P2" style:family="paragraph" style:parent-style-name="Preformatted_20_Text">
      <style:text-properties fo:color="#000000" loext:opacity="100%" style:font-name="Liberation Mono" fo:font-size="10.5pt" fo:font-weight="normal" officeooo:rsid="003b1b87" officeooo:paragraph-rsid="003b1b87" style:font-size-asian="10.5pt" style:font-weight-asian="normal" style:font-size-complex="10.5pt" style:font-weight-complex="normal"/>
    </style:style>
    <style:style style:name="P3" style:family="paragraph" style:parent-style-name="Preformatted_20_Text">
      <style:text-properties fo:color="#000000" loext:opacity="100%" style:font-name="Liberation Mono" fo:font-size="10.5pt" fo:font-weight="normal" officeooo:rsid="003d0099" officeooo:paragraph-rsid="003b1b87" style:font-size-asian="10.5pt" style:font-weight-asian="normal" style:font-size-complex="10.5pt" style:font-weight-complex="normal"/>
    </style:style>
    <style:style style:name="P4" style:family="paragraph" style:parent-style-name="Preformatted_20_Text">
      <style:text-properties fo:color="#000000" loext:opacity="100%" style:font-name="Liberation Mono" fo:font-size="10.5pt" fo:font-weight="normal" officeooo:rsid="003ddb0f" officeooo:paragraph-rsid="003ddb0f" style:font-size-asian="10.5pt" style:font-weight-asian="normal" style:font-size-complex="10.5pt" style:font-weight-complex="normal"/>
    </style:style>
    <style:style style:name="P5" style:family="paragraph" style:parent-style-name="Preformatted_20_Text">
      <style:text-properties fo:color="#000000" loext:opacity="100%" style:font-name="Liberation Mono" fo:font-size="10.5pt" fo:font-weight="normal" officeooo:rsid="003ef70f" officeooo:paragraph-rsid="003ef70f" style:font-size-asian="10.5pt" style:font-weight-asian="normal" style:font-size-complex="10.5pt" style:font-weight-complex="normal"/>
    </style:style>
    <style:style style:name="P6" style:family="paragraph" style:parent-style-name="Preformatted_20_Text">
      <style:text-properties fo:color="#000000" loext:opacity="100%" style:font-name="Liberation Mono" fo:font-size="10.5pt" fo:font-weight="normal" officeooo:rsid="003ef70f" officeooo:paragraph-rsid="003ef70f" style:font-size-asian="10.5pt" style:font-weight-asian="normal" style:font-size-complex="10.5pt" style:font-weight-complex="normal"/>
    </style:style>
    <style:style style:name="P7" style:family="paragraph" style:parent-style-name="Preformatted_20_Text">
      <style:text-properties fo:color="#000000" loext:opacity="100%" style:font-name="Liberation Mono" fo:font-size="10.5pt" fo:font-weight="normal" officeooo:rsid="0040a8b7" officeooo:paragraph-rsid="0040a8b7" style:font-size-asian="10.5pt" style:font-weight-asian="normal" style:font-size-complex="10.5pt" style:font-weight-complex="normal"/>
    </style:style>
    <style:style style:name="P8" style:family="paragraph" style:parent-style-name="Preformatted_20_Text">
      <style:text-properties fo:color="#c9211e" loext:opacity="100%" style:font-name="Liberation Mono" fo:font-size="14pt" fo:font-weight="bold" officeooo:rsid="0040a8b7" officeooo:paragraph-rsid="0040a8b7" style:font-size-asian="14pt" style:font-weight-asian="bold" style:font-size-complex="14pt" style:font-weight-complex="bold"/>
    </style:style>
    <style:style style:name="P9" style:family="paragraph" style:parent-style-name="Preformatted_20_Text">
      <style:text-properties fo:color="#c9211e" loext:opacity="100%" style:font-name="Liberation Mono" fo:font-size="14pt" fo:font-weight="bold" officeooo:rsid="0041cc17" officeooo:paragraph-rsid="0041cc17" style:font-size-asian="14pt" style:font-weight-asian="bold" style:font-size-complex="14pt" style:font-weight-complex="bold"/>
    </style:style>
    <style:style style:name="T1" style:family="text">
      <style:text-properties officeooo:rsid="0040a8b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File Upload ile Dosya Çalıştırma ve Shell Alma</text:p>
      <text:p text:style-name="P7">DVWA &gt; Upload</text:p>
      <text:p text:style-name="P7">bir image yüklerken, sisteme sızacağız.</text:p>
      <text:p text:style-name="P5">../../hackable/uploads/test.jpg</text:p>
      <text:p text:style-name="P7">upload dan sonra bunu aratarak image imizi gördük</text:p>
      <text:p text:style-name="P7">dizinlerde, geriye doğru giderek, keşfe başladık.</text:p>
      <text:p text:style-name="P7">Image dosyası dışında, php dosyasını kabul edip etmediğine bakacağız.</text:p>
      <text:p text:style-name="P7">Zararlı php mizi yükleyelim. <text:s/>(test.php)</text:p>
      <text:p text:style-name="P7">10.10.10.22/dvwa/hackable/uploads/test.php?cmd=pwd</text:p>
      <text:p text:style-name="P7">shell.php yi çağırdığımızda shell aldık..</text:p>
      <text:p text:style-name="P7"/>
      <text:p text:style-name="P7"/>
      <text:p text:style-name="P8">POST Metodunda File Type ve Extension ByPass</text:p>
      <text:p text:style-name="P7">DVWA &gt; upload</text:p>
      <text:p text:style-name="P7">güvenlik önleminin nasıl olduğunu anlamaya çalışacağız.</text:p>
      <text:p text:style-name="P7">Dosya boyutu, uzantı…</text:p>
      <text:p text:style-name="P7">burpsuite ile bakacağız.</text:p>
      <text:p text:style-name="P5">‘<text:span text:style-name="T1">MAX_FILE_SIZE</text:span>’</text:p>
      <text:p text:style-name="P7">1000000 <text:s/>olarak gördük</text:p>
      <text:p text:style-name="P7">bunu artırıp güvenlik önlemini manipüle edeceğiz.</text:p>
      <text:p text:style-name="P7">Medium a aldığımızda, php kabu etmediğini gördük</text:p>
      <text:p text:style-name="P7">content_type = de image_jpeg <text:s/>yazarak aşabiliriz.</text:p>
      <text:p text:style-name="P7">Source code dan bakarak da görebiliriz.</text:p>
      <text:p text:style-name="P7"/>
      <text:p text:style-name="P7"/>
      <text:p text:style-name="P8">EXIF Manüpilasyonu</text:p>
      <text:p text:style-name="P7">DVWA security:high &gt; upload</text:p>
      <text:p text:style-name="P7">post data gönderirken, dosya uzantısını değişebiliriz, veya</text:p>
      <text:p text:style-name="P7">test.php.jpeg yapabiliriz.</text:p>
      <text:p text:style-name="P7">Jpg uzantılı olarak açamadığımızdan, php olarak değişeceğiz.</text:p>
      <text:p text:style-name="P7">Shell komuduyla bunu yapabiliriz.</text:p>
      <text:p text:style-name="P7">Daha önce, test.php üerinden cmd ye girmiştik.</text:p>
      <text:p text:style-name="P7"><text:a xlink:type="simple" xlink:href="http://10.10.10.22/dvwa/hackable/uploads/test.php?cmd=pwd" text:style-name="Internet_20_link" text:visited-style-name="Visited_20_Internet_20_Link">http://10.10.10.22/dvwa/hackable/uploads/test.php?cmd=pwd</text:a></text:p>
      <text:p text:style-name="P7">bu şekilde kullanacağız.</text:p>
      <text:p text:style-name="P7"/>
      <text:p text:style-name="P7">DVWA &gt; Command Execution dan </text:p>
      <text:p text:style-name="P5">1.1.1.1 &amp;&amp; mv /owaspbwa/dvwa-git/hackable/uploads/<text:span text:style-name="T1">test2</text:span>.php.jpg /owaspbwa/dvwa-git/hackable/uploads/shell<text:span text:style-name="T1">2</text:span>.php</text:p>
      <text:p text:style-name="P7">dosya çalışır.</text:p>
      <text:p text:style-name="P7"/>
      <text:p text:style-name="P7">KONU2</text:p>
      <text:p text:style-name="P7">jpeg dosyaları üzerinde exec dosyaları olur.</text:p>
      <text:p text:style-name="P7">Exiftool ile bilgilerini görüyoruz.</text:p>
      <text:p text:style-name="P7">└─# exiftool -Comment="&lt;?php echo exec($_GET['cmd']); ?&gt;" /root/Desktop/test.jpg</text:p>
      <text:p text:style-name="P5"/>
      <text:p text:style-name="P4"/>
      <text:p text:style-name="P4"/>
      <text:p text:style-name="P4"/>
      <text:p text:style-name="P4"/>
      <text:p text:style-name="P4"/>
      <text:p text:style-name="P4"/>
      <text:p text:style-name="P2"/>
      <text:p text:style-name="P2"/>
      <text:p text:style-name="P2"/>
      <text:p text:style-name="P2"/>
      <text:p text:style-name="P9"><text:soft-page-break/>KAHVE MOLASI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9-22T12:28:01.265135528</dc:date>
    <meta:editing-duration>PT11H44M34S</meta:editing-duration>
    <meta:editing-cycles>35</meta:editing-cycles>
    <meta:generator>LibreOffice/7.4.1.1$Linux_X86_64 LibreOffice_project/40$Build-1</meta:generator>
    <meta:document-statistic meta:table-count="0" meta:image-count="0" meta:object-count="0" meta:page-count="2" meta:paragraph-count="38" meta:word-count="171" meta:character-count="1485" meta:non-whitespace-character-count="1348"/>
  </office:meta>
</office:document-meta>
</file>